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7.608cm"/>
    </style:style>
    <style:style style:name="co4" style:family="table-column">
      <style:table-column-properties fo:break-before="auto" style:column-width="5.138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4.2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Start</text:p>
          </table:table-cell>
          <table:table-cell office:value-type="string">
            <text:p>Accept</text:p>
          </table:table-cell>
          <table:table-cell office:value-type="string">
            <text:p>State</text:p>
          </table:table-cell>
          <table:table-cell office:value-type="string">
            <text:p>Event</text:p>
          </table:table-cell>
          <table:table-cell office:value-type="string">
            <text:p>Next</text:p>
          </table:table-cell>
          <table:table-cell office:value-type="string">
            <text:p>Entry</text:p>
          </table:table-cell>
          <table:table-cell office:value-type="string">
            <text:p>Exit</text:p>
          </table:table-cell>
          <table:table-cell office:value-type="string">
            <text:p>Regexp</text:p>
          </table:table-cell>
          <table:table-cell office:value-type="string">
            <text:p>Interpretation</text:p>
          </table:table-cell>
        </table:table-row>
        <table:table-row table:style-name="ro1">
          <table:table-cell office:value-type="string">
            <text:p>Yes</text:p>
          </table:table-cell>
          <table:table-cell/>
          <table:table-cell office:value-type="string">
            <text:p>global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/>
          <table:table-cell office:value-type="string">
            <text:p>save_class_name</text:p>
          </table:table-cell>
          <table:table-cell office:value-type="string">
            <text:p>[a-z]+\s*:</text:p>
          </table:table-cell>
          <table:table-cell office:value-type="string">
            <text:p>Attribute name</text:p>
          </table:table-cell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2"/>
          <table:table-cell office:value-type="string">
            <text:p>[^}]+}</text:p>
          </table:table-cell>
          <table:table-cell office:value-type="string">
            <text:p>Attribute value</text:p>
          </table:table-cell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2"/>
          <table:table-cell office:value-type="string">
            <text:p>(?:edge|global|graph|group|node)(?:\.[a-z]+)?</text:p>
          </table:table-cell>
          <table:table-cell office:value-type="string">
            <text:p>Class name</text:p>
          </table:table-cell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2"/>
          <table:table-cell office:value-type="string">
            <text:p>(?:-&gt;|--)</text:p>
          </table:table-cell>
          <table:table-cell office:value-type="string">
            <text:p>Edge name</text:p>
          </table:table-cell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lobal</text:p>
          </table:table-cell>
          <table:table-cell table:number-columns-repeated="2"/>
          <table:table-cell office:value-type="string">
            <text:p>[a-zA-Z_][a-zA-Z_0-9]*</text:p>
          </table:table-cell>
          <table:table-cell office:value-type="string">
            <text:p>Event name</text:p>
          </table:table-cell>
        </table:table-row>
        <table:table-row table:style-name="ro1">
          <table:table-cell table:number-columns-repeated="7"/>
          <table:table-cell office:value-type="string">
            <text:p>[a-zA-Z_.][a-zA-Z_0-9. ]*:</text:p>
          </table:table-cell>
          <table:table-cell office:value-type="string">
            <text:p>Group name</text:p>
          </table:table-cell>
        </table:table-row>
        <table:table-row table:style-name="ro1">
          <table:table-cell table:number-columns-repeated="7"/>
          <table:table-cell office:value-type="string">
            <text:p>[^\]]*]</text:p>
          </table:table-cell>
          <table:table-cell office:value-type="string">
            <text:p>Node name</text:p>
          </table:table-cell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,</text:p>
          </table:table-cell>
          <table:table-cell office:value-type="string">
            <text:p>daisy_chain_class</text:p>
          </table:table-cell>
          <table:table-cell office:value-type="string">
            <text:p>validate_class_name</text:p>
          </table:table-cell>
          <table:table-cell/>
          <table:table-cell office:value-type="string">
            <text:p>[a-zA-Z_][a-zA-Z_0-9]*</text:p>
          </table:table-cell>
          <table:table-cell office:value-type="string">
            <text:p>State name</text:p>
          </table:table-cell>
        </table:table-row>
        <table:table-row table:style-name="ro1">
          <table:table-cell table:number-columns-repeated="3"/>
          <table:table-cell office:value-type="string">
            <text:p>{</text:p>
          </table:table-cell>
          <table:table-cell office:value-type="string">
            <text:p>start_class_attribu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2"/>
          <table:table-cell office:value-type="string">
            <text:p>[a-zA-Z_0-9. ]</text:p>
          </table:table-cell>
          <table:table-cell office:value-type="string">
            <text:p>Real node name</text:p>
          </table:table-cell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\s+</text:p>
          </table:table-cell>
          <table:table-cell office:value-type="string">
            <text:p>cla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class_attribute</text:p>
          </table:table-cell>
          <table:table-cell table:formula="of:=[.H2]" office:value-type="string" office:string-value="[a-z]+\s*:">
            <text:p>[a-z]+\s*:</text:p>
          </table:table-cell>
          <table:table-cell office:value-type="string">
            <text:p>class_attribute_value</text:p>
          </table:table-cell>
          <table:table-cell/>
          <table:table-cell office:value-type="string">
            <text:p>save_class_attribute_nam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class_attribute_value</text:p>
          </table:table-cell>
          <table:table-cell table:formula="of:=[.H3]" office:value-type="string" office:string-value="[^}]+}">
            <text:p>[^}]+}</text:p>
          </table:table-cell>
          <table:table-cell office:value-type="string">
            <text:p>post_class_attribute</text:p>
          </table:table-cell>
          <table:table-cell office:value-type="string">
            <text:p>validate_class_attribute_name</text:p>
          </table:table-cell>
          <table:table-cell office:value-type="string">
            <text:p>save_class_attribute_valu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aisy_chain_class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/>
          <table:table-cell office:value-type="string">
            <text:p>save_class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clas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post_class_attribute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 office:value-type="string">
            <text:p>validate_class_attribute_value</text:p>
          </table:table-cell>
          <table:table-cell office:value-type="string">
            <text:p>save_class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class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group</text:p>
          </table:table-cell>
          <table:table-cell table:formula="of:=[.H7]" office:value-type="string" office:string-value="[a-zA-Z_.][a-zA-Z_0-9. ]*:">
            <text:p>[a-zA-Z_.][a-zA-Z_0-9. ]*:</text:p>
          </table:table-cell>
          <table:table-cell office:value-type="string">
            <text:p>group</text:p>
          </table:table-cell>
          <table:table-cell office:value-type="string">
            <text:p>push_group</text:p>
          </table:table-cell>
          <table:table-cell office:value-type="string">
            <text:p>save_group_name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roup</text:p>
          </table:table-cell>
          <table:table-cell table:formula="of:=[.H4]" office:value-type="string" office:string-value="(?:edge|global|graph|group|node)(?:\.[a-z]+)?">
            <text:p>(?:edge|global|graph|group|node)(?:\.[a-z]+)?</text:p>
          </table:table-cell>
          <table:table-cell office:value-type="string">
            <text:p>class</text:p>
          </table:table-cell>
          <table:table-cell office:value-type="string">
            <text:p>validate_group_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group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pop_group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rt_node</text:p>
          </table:table-cell>
          <table:table-cell table:formula="of:=[.H8]" office:value-type="string" office:string-value="[^\]]*]">
            <text:p>[^\]]*]</text:p>
          </table:table-cell>
          <table:table-cell office:value-type="string">
            <text:p>post_node</text:p>
          </table:table-cell>
          <table:table-cell/>
          <table:table-cell office:value-type="string">
            <text:p>save_nod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node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validate_node_na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daisy_chain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tart_attribute</text:p>
          </table:table-cell>
          <table:table-cell table:formula="of:=[.H2]" office:value-type="string" office:string-value="[a-z]+\s*:">
            <text:p>[a-z]+\s*:</text:p>
          </table:table-cell>
          <table:table-cell office:value-type="string">
            <text:p>attribute_value</text:p>
          </table:table-cell>
          <table:table-cell/>
          <table:table-cell office:value-type="string">
            <text:p>save_attribut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ttribute_value</text:p>
          </table:table-cell>
          <table:table-cell table:formula="of:=[.H3]" office:value-type="string" office:string-value="[^}]+}">
            <text:p>[^}]+}</text:p>
          </table:table-cell>
          <table:table-cell office:value-type="string">
            <text:p>post_attribute</text:p>
          </table:table-cell>
          <table:table-cell office:value-type="string">
            <text:p>validate_attribute_name</text:p>
          </table:table-cell>
          <table:table-cell office:value-type="string">
            <text:p>save_attribute_valu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post_attribute</text:p>
          </table:table-cell>
          <table:table-cell office:value-type="string">
            <text:p>\(</text:p>
          </table:table-cell>
          <table:table-cell office:value-type="string">
            <text:p>start_group</text:p>
          </table:table-cell>
          <table:table-cell office:value-type="string">
            <text:p>validate_attribute_valu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post_attribu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post_attribut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start_edge</text:p>
          </table:table-cell>
          <table:table-cell office:value-type="string">
            <text:p>{</text:p>
          </table:table-cell>
          <table:table-cell office:value-type="string">
            <text:p>start_attribute</text:p>
          </table:table-cell>
          <table:table-cell office:value-type="string">
            <text:p>save_edge_name</text:p>
          </table:table-cell>
          <table:table-cell office:value-type="string">
            <text:p>validate_edge_nam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\(</text:p>
          </table:table-cell>
          <table:table-cell office:value-type="string">
            <text:p>star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)</text:p>
          </table:table-cell>
          <table:table-cell office:value-type="string">
            <text:p>post_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,</text:p>
          </table:table-cell>
          <table:table-cell office:value-type="string">
            <text:p>daisy_chain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daisy_chain_node</text:p>
          </table:table-cell>
          <table:table-cell office:value-type="string">
            <text:p>\[</text:p>
          </table:table-cell>
          <table:table-cell office:value-type="string">
            <text:p>start_no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nod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Yes</text:p>
          </table:table-cell>
          <table:table-cell office:value-type="string">
            <text:p>daisy_chain_edge</text:p>
          </table:table-cell>
          <table:table-cell table:formula="of:=[.H5]" office:value-type="string" office:string-value="(?:-&gt;|--)">
            <text:p>(?:-&gt;|--)</text:p>
          </table:table-cell>
          <table:table-cell office:value-type="string">
            <text:p>start_ed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\s+</text:p>
          </table:table-cell>
          <table:table-cell office:value-type="string">
            <text:p>daisy_chain_edg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20/07/2011</text:date>, <text:time>14:2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n Savage</meta:initial-creator>
    <meta:creation-date>2011-05-20T18:22:59</meta:creation-date>
    <dc:date>2011-07-20T10:30:13</dc:date>
    <meta:editing-duration>P9DT19H50M53S</meta:editing-duration>
    <meta:editing-cycles>76</meta:editing-cycles>
    <meta:generator>LibreOffice/3.3$Unix LibreOffice_project/330m19$Build-202</meta:generator>
    <meta:document-statistic meta:table-count="3" meta:cell-count="194" meta:object-count="0"/>
  </office:meta>
</office:document-meta>
</file>